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3">
      <style:text-properties fo:font-weight="bold" style:font-weight-asian="bold" style:font-weight-complex="bold"/>
    </style:style>
    <style:style style:name="P5" style:family="paragraph" style:parent-style-name="Text_20_body" style:list-style-name="L4"/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 style:list-style-name="L4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post-content">
        <text:h text:style-name="Heading_20_2" text:outline-level="2"><text:span text:style-name="Strong_20_Emphasis">Introducción a los Sistemas de Gestión de Contenidos (CMS) </text:span></text:h>
        <text:h text:style-name="Heading_20_3" text:outline-level="3"><text:span text:style-name="Strong_20_Emphasis">Introducción</text:span></text:h>
        <text:p text:style-name="Text_20_body">Realizar un web puede ser un trabajo complicado y muy laborioso si no se dispone de las herramientas adecuadas. </text:p>
        <text:p text:style-name="Text_20_body">En los orígenes de la web, las páginas eran estáticas, se creaban utilizando etiquetas HTML y no se modificaban con frecuencia. las herramientas eran básicamente editores que permitían generar una página.</text:p>
        <text:p text:style-name="Text_20_body">El siguiente paso fue empezar a separar el contenido de los documentos de la presentación para que resultara más sencillo modificar las páginas. Las herramientas <text:s/>evolucionaron para incorporar el control de la estructura de la web y otras funcionalidades, pero en general estaban enfocadas más a la creación que al mantenimiento. </text:p>
        <text:p text:style-name="Text_20_body">En los últimos años se ha desarrollado el concepto de sistema de gestión de contenidos (content Management Systems o CMS). Separan totalmente el contenido de la presentación de la página web, generan páginas dinámicamente en el servidor web. No hay que generar código en HTML para crear las páginas; de eso se encarga el gestor de contenidos.</text:p>
        <text:p text:style-name="Text_20_body">En definitiva, los <text:span text:style-name="T1">gestores de contenidos </text:span><text:span text:style-name="T2">son sistemas (software) que una vez instalados en el servidor nos permiten crear sitios web; y sólo hay que preocuparse de añadir, textos, imágenes, etc., sin tener que ser un experto en el lenguaje HTML para crear y administrar los contenidos de una web.</text:span></text:p>
        <text:p text:style-name="Text_20_body">Los gestores de contenidos proporcionan un entorno que posibilita la actualización, mantenimiento y ampliación de la web con la colaboración de múltiples usuarios. En cualquier entorno virtual ésta es una característica importante, que además puede ayudar a crear una comunidad cohesionada que participe más de forma conjunta.</text:p>
        <text:h text:style-name="Heading_20_3" text:outline-level="3"><text:span text:style-name="Strong_20_Emphasis">Estructura y características</text:span></text:h>
        <text:p text:style-name="Text_20_body">Generalmente, un CMS presenta la siguiente estructura:</text:p>
        <text:list xml:id="list2088087899" text:style-name="L3">
          <text:list-item>
            <text:p text:style-name="P2"><text:span text:style-name="T1">Base de datos:</text:span> almacena todo el contenido de la web, así como muchos de sus parámetros de configuración, parámetros de organización, usuarios y contraseñas. Los sistemas de bases de datos más habituales de los CMS suelen ser MySQL o Postgres.</text:p>
          </text:list-item>
          <text:list-item>
            <text:p text:style-name="P4">Programación<text:span text:style-name="T2">: los ficheros del gestor están escritos en un lenguaje de programación. Cuando se ejecutan estos ficheros solicitan la información que el usuario ha pedido desde el navegador y la extraen para mostrarla al usuario ordenada y estructurada “insertándola” en los lugares que corresponde dentro del diseño de la página web. El lenguaje de programación más habitual suele ser PHP.</text:span></text:p>
          </text:list-item>
          <text:list-item>
            <text:p text:style-name="P4">Diseño:<text:span text:style-name="T2"> Define el diseño de la web, es decir, la maqueta o el dibujo sobre el que se insertará el contenido que la programación se encarga de extraer de las bases de datos. Los lenguajes de programación y maquetación de la web son HTML y CSS (complementados en ocasiones con Javascript y AJAX). Generalmente constan de un diseño básico preestablecido <text:s/>y disponen de plantillas (gratuitas o de pago) de diversos diseños que se pueden aplicar para sustituir a la plantilla básica.</text:span></text:p>
          </text:list-item>
        </text:list>
        <text:p text:style-name="P3"><text:soft-page-break/><text:span text:style-name="T2">Las principales características de los gestores de contenido son:</text:span></text:p>
        <text:list xml:id="list1734414693" text:style-name="L4">
          <text:list-item>
            <text:p text:style-name="P5"><text:span text:style-name="T2">Permiten interactuar con los usuarios de la web mediante comentarios, encuestas, votaciones, etc.</text:span></text:p>
          </text:list-item>
          <text:list-item>
            <text:p text:style-name="P5"><text:span text:style-name="T2">La edición de los contendos es sencilla, los gestores suelen utilizar editores WYSIWYG (What You See Is What You Get, lo que ves es lo que obtienes) el <text:s/>usuario ve el resultado final mientras escribe, que sirven para dar formato a los artículos de forma fácil e intuitiva.</text:span></text:p>
          </text:list-item>
          <text:list-item>
            <text:p text:style-name="P5"><text:span text:style-name="T2">Se puede programar la fecha de publicación y de caducidad de los artículos (un artículo escrito no tiene por qué publicarse inmediatamente ni tienen por qué permanecer disponibles para siempre)</text:span></text:p>
          </text:list-item>
          <text:list-item>
            <text:p text:style-name="P5"><text:span text:style-name="T2">Reducción del tamaño de las páginas a descargar del servidor.</text:span></text:p>
          </text:list-item>
          <text:list-item>
            <text:p text:style-name="P5"><text:span text:style-name="Strong_20_Emphasis"><text:span text:style-name="T2">Control de acceso</text:span></text:span><text:span text:style-name="T2">. Controlar el acceso a un web no consiste simplemente al permitir la entrada a el web, sino que comporta gestionar los diferentes permisos a cada área del web aplicados a grupos o individuos. </text:span></text:p>
          </text:list-item>
          <text:list-item>
            <text:p text:style-name="P5"><text:span text:style-name="T2">La maquetación sólo se realiza en un primer momento, no hay que preocuparse del diseño cada vez que se crea un artículo.</text:span></text:p>
          </text:list-item>
          <text:list-item>
            <text:p text:style-name="P5"><text:span text:style-name="T2">Los gestores del CMS poseen mecanismos para envío de correos y boletines informativos.</text:span></text:p>
          </text:list-item>
          <text:list-item>
            <text:p text:style-name="P5"><text:span text:style-name="T2">Soportan el formato RSS para publicar y agregar contenido.</text:span></text:p>
          </text:list-item>
          <text:list-item>
            <text:p text:style-name="P5"><text:span text:style-name="T2">Facilidad para actualizar las nuevas versiones del gestor de contenidos.</text:span></text:p>
          </text:list-item>
          <text:list-item>
            <text:p text:style-name="P5"><text:span text:style-name="T2">Mecanismos para hacer y restaurar copias de seguridad.</text:span></text:p>
          </text:list-item>
          <text:list-item>
            <text:p text:style-name="P5"><text:span text:style-name="T2">Abundantes plantillas de diseño disponibles en Internet.</text:span></text:p>
          </text:list-item>
          <text:list-item>
            <text:p text:style-name="P5"><text:span text:style-name="T2">Abundantes módulos y componentes disponibles en Internet para agregar funcionalidades al CMS</text:span></text:p>
          </text:list-item>
          <text:list-item>
            <text:p text:style-name="P9"><text:span text:style-name="Strong_20_Emphasis"><text:span text:style-name="T2">Reutilización de objetos o componentes</text:span></text:span><text:span text:style-name="T2">. Un CMS permite la recuperación y reutilización de páginas, documentos, y en general de cualquier objeto publicado o almacenado.</text:span></text:p>
          </text:list-item>
        </text:list>
        <text:p text:style-name="P6"><text:span text:style-name="T2"/></text:p>
        <text:h text:style-name="Heading_20_3" text:outline-level="3"><text:s/>Tipos de gestores de contenidos</text:h>
        <text:h text:style-name="Heading_20_4" text:outline-level="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2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1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roid Sans Fallback" style:font-size-asian="10pt" style:font-weight-asian="bold" style:font-name-complex="Lohit Hindi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</meta:initial-creator>
    <meta:creation-date>2011-10-18T20:21:19</meta:creation-date>
    <dc:date>2011-10-18T22:37:57</dc:date>
    <dc:creator>ivan </dc:creator>
    <meta:editing-duration>PT2H16M38S</meta:editing-duration>
    <meta:editing-cycles>3</meta:editing-cycles>
    <meta:generator>LibreOffice/3.3$Unix LibreOffice_project/330m19$Build-401</meta:generator>
    <meta:document-statistic meta:table-count="0" meta:image-count="0" meta:object-count="0" meta:page-count="2" meta:paragraph-count="28" meta:word-count="728" meta:character-count="4523"/>
  </office:meta>
</office:document-meta>
</file>